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11cm" svg:x="2.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4cm" svg:height="1.1cm" svg:x="2.7cm" svg:y="2cm">
          <text:p text:style-name="P2"><text:span text:style-name="T1">/application/{slug}</text:span></text:p>
          <text:p text:style-name="P2"><text:span text:style-name="T1">applicationAction($slu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.5cm" svg:height="0.6cm" svg:x="2.1cm" svg:y="1cm">
          <text:p text:style-name="P1">MapbenderCoreBundle\Controller\Appl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8cm" svg:height="8.7cm" svg:x="11.9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cm" svg:height="0.6cm" svg:x="11.9cm" svg:y="1cm">
          <text:p text:style-name="P1">Service mapbender: MapbenderCoreBundle\Mapbend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6cm" svg:height="1.1cm" svg:x="12.2cm" svg:y="4cm">
          <text:p text:style-name="P2"><text:span text:style-name="T1">getApplication($slug, $urls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7.4cm" svg:height="1.1cm" svg:x="2.7cm" svg:y="4cm">
          <text:p text:style-name="P2"><text:span text:style-name="T1">getApplication($slu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1cm" svg:y1="4.55cm" svg:x2="12.2cm" svg:y2="4.55cm" draw:start-shape="id1" draw:start-glue-point="7" draw:end-shape="id2" draw:end-glue-point="5" svg:d="m10100 4550h2100">
          <text:p/>
        </draw:connector>
        <draw:connector draw:style-name="gr5" draw:text-style-name="P1" draw:layer="layout" svg:x1="6.4cm" svg:y1="3.1cm" svg:x2="6.4cm" svg:y2="4cm" draw:start-shape="id3" draw:start-glue-point="6" draw:end-shape="id1" draw:end-glue-point="4" svg:d="m6400 3100v900">
          <text:p/>
        </draw:connector>
        <draw:custom-shape draw:style-name="gr2" draw:text-style-name="P1" xml:id="id4" draw:id="id4" draw:layer="measurelines" svg:width="7.4cm" svg:height="1.3cm" svg:x="2.7cm" svg:y="8.7cm">
          <text:p text:style-name="P1">checkApplicationAccess($application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measurelines" svg:width="7.4cm" svg:height="1.3cm" svg:x="2.699cm" svg:y="10.899cm">
          <text:p text:style-name="P1">$application-&gt;render()</text:p>
          <draw:enhanced-geometry svg:viewBox="0 0 21600 21600" draw:type="rectangle" draw:enhanced-path="M 0 0 L 21600 0 21600 21600 0 21600 0 0 Z N"/>
        </draw:custom-shape>
        <draw:connector draw:style-name="gr5" draw:text-style-name="P1" draw:layer="measurelines" svg:x1="6.4cm" svg:y1="10cm" svg:x2="6.399cm" svg:y2="10.899cm" draw:start-shape="id4" draw:start-glue-point="2" draw:end-shape="id5" draw:end-glue-point="0" svg:d="m6400 10000v450h-1v449">
          <text:p/>
        </draw:connector>
        <draw:custom-shape draw:style-name="gr2" draw:text-style-name="P2" xml:id="id6" draw:id="id6" draw:layer="measurelines" svg:width="16.001cm" svg:height="1.901cm" svg:x="12.199cm" svg:y="5.999cm">
          <text:p text:style-name="P2"><text:span text:style-name="T1">$entity = getApplicationEntity($slug);</text:span></text:p>
          <text:p text:style-name="P2"><text:span text:style-name="T1">Look in Database (Doctrine)</text:span></text:p>
          <text:p text:style-name="P2"><text:span text:style-name="T1">Then look in YAML (Mapender\CoreBundle\Component\ApplicationYAMLMapp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measurelines" svg:width="16.002cm" svg:height="1.1cm" svg:x="12.198cm" svg:y="8.8cm">
          <text:p text:style-name="P2"><text:span text:style-name="T1">$application = new Application($container, $entity, $urls);</text:span></text:p>
          <text:p text:style-name="P2"><text:span text:style-name="T1">Mapbender\CoreBundle\Component\Appl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measurelines" svg:x1="20.2cm" svg:y1="5.1cm" svg:x2="20.2cm" svg:y2="5.999cm" draw:start-shape="id2" draw:start-glue-point="6" draw:end-shape="id6" draw:end-glue-point="4" svg:d="m20200 5100v899">
          <text:p/>
        </draw:connector>
        <draw:connector draw:style-name="gr5" draw:text-style-name="P1" draw:layer="measurelines" svg:x1="20.2cm" svg:y1="7.9cm" svg:x2="20.199cm" svg:y2="8.8cm" draw:start-shape="id6" draw:start-glue-point="6" draw:end-shape="id7" draw:end-glue-point="4" svg:d="m20200 7900v450h-1v450">
          <text:p/>
        </draw:connector>
        <draw:connector draw:style-name="gr5" draw:text-style-name="P1" draw:layer="measurelines" svg:x1="12.198cm" svg:y1="9.35cm" svg:x2="10.1cm" svg:y2="9.35cm" draw:start-shape="id7" draw:start-glue-point="5" draw:end-shape="id4" draw:end-glue-point="1" svg:d="m12198 9350h-2098">
          <text:p/>
        </draw:connector>
        <draw:frame draw:style-name="gr6" draw:layer="measurelines" svg:width="16.8cm" svg:height="2.75cm" svg:x="11.9cm" svg:y="11cm">
          <draw:text-box>
            <text:p>The runtime application object has an associated entity which is either from the database or read from the YAML configuration – check the $application-&gt;getEntity()-&gt;getSource() to match </text:p>
            <text:p>Mapbender\CoreBundle\Entity\Application::SOURCE_YAML or Mapbender\CoreBundle\Entity\Application::SOURCE_DB to find out where the entity originated..</text:p>
          </draw:text-box>
        </draw:frame>
        <draw:line draw:style-name="gr5" draw:text-style-name="P1" draw:layer="measurelines" svg:x1="1.4cm" svg:y1="2.5cm" svg:x2="2.7cm" svg:y2="2.5cm">
          <text:p/>
        </draw:line>
        <draw:line draw:style-name="gr5" draw:text-style-name="P1" draw:layer="measurelines" svg:x1="2.699cm" svg:y1="11.55cm" svg:x2="1.399cm" svg:y2="11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3T11:39:20</meta:creation-date>
    <dc:date>2012-08-03T12:23:36</dc:date>
    <meta:editing-duration>PT12M43S</meta:editing-duration>
    <meta:editing-cycles>3</meta:editing-cycles>
    <meta:generator>LibreOffice/3.5$Linux_X86_64 LibreOffice_project/350m1$Build-2</meta:generator>
    <meta:document-statistic meta:object-count="20"/>
  </office:meta>
</office:document-meta>
</file>